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4pt" fo:font-weight="bold" officeooo:rsid="0008cb3a" officeooo:paragraph-rsid="0008cb3a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/>
      <style:text-properties style:font-name="Times New Roman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de apresentação</text:p>
      <text:p text:style-name="P2"/>
      <text:p text:style-name="P2">slide 01</text:p>
      <text:p text:style-name="P3">- Explicar as minhas motivações</text:p>
      <text:p text:style-name="P3"/>
      <text:p text:style-name="P2">slide 02</text:p>
      <text:p text:style-name="P3">- Destacar a história familiar</text:p>
      <text:p text:style-name="P3"/>
      <text:p text:style-name="P2">slide 03</text:p>
      <text:p text:style-name="P3">- No teatro "Romanceiro da Inconfidencia" e "Morte e Vida Severina" (com Eliana Estevão)</text:p>
      <text:p text:style-name="P3"/>
      <text:p text:style-name="P2">slide 04</text:p>
      <text:p text:style-name="P3">- No teatro já com músicas de Irene, além de "O Tratado das Tortazinhas" (infantil) - em 74, 80 e 82</text:p>
      <text:p text:style-name="P3"/>
      <text:p text:style-name="P2">slide 05</text:p>
      <text:p text:style-name="P3">- Flavio Imperio é cenógrafo, arquiteto e artista plástico falecido aos 49 anos de AIDS em 85</text:p>
      <text:p text:style-name="P3"/>
      <text:p text:style-name="P2">slide 06</text:p>
      <text:p text:style-name="P3">- Musical-infantil coreografado pelo ARAD e teve 3 temporadas entre 75-76</text:p>
      <text:p text:style-name="P3"/>
      <text:p text:style-name="P2">slide 07</text:p>
      <text:p text:style-name="P3">- Lualaba é um distrito do Congo, foi uma banda que usava recursos africanos</text:p>
      <text:p text:style-name="P3"/>
      <text:p text:style-name="P2">slide 08</text:p>
      <text:p text:style-name="P3">- Peça infantil ganhou o Moliere de 76</text:p>
      <text:p text:style-name="P3"/>
      <text:p text:style-name="P2">slide 09 a 14</text:p>
      <text:p text:style-name="P3">- Realizada anualmente sempre no quarto domingo do mês de julho, a Missa do Vaqueiro tem em suas origens uma história que foi consagrada na voz de Luiz Gonzaga: a de Raimundo Jacó, um vaqueiro habilidoso na arte de aboiar. Reza a lenda que seu canto atraía o gado, mas atraía também a inveja de seus colegas de profissão, fato que culminou em sua morte numa emboscada. O fiel companheiro do vaqueiro na aboiada, um cachorro, velou o corpo do dono dia e noite, até morrer de fome e sede.</text:p>
      <text:p text:style-name="P3">A história de coragem se transformou num mito do Sertão e três anos após o trágico fim, sua vida foi imortalizada pelo canto de Luiz Gonzaga. O Rei do Baião, que era primo de Jacó, transformou “A Morte do Vaqueiro” numa das mais conhecidas e emocionantes canções brasileiras. Mas Gonzaga queria mais. Dessa forma, ele se juntou a João Câncio dos Santos – padre que ao ver a pobreza e as injustiças cometidas contra os sertanejos passou a pregar a palavra de Deus vestido de gibão – para fazer do caso de Jacó o mote para o ofício do vaqueiro e para a celebração da coragem.</text:p>
      <text:p text:style-name="P3">Assim, em 1970, o Sítio Lajes, em Serrita, onde o corpo de Jacó foi encontrado, recebe a primeira Missa do Vaqueiro. De acordo com a tradição, o início da celebração é dado com uma procissão de mil vaqueiros a cavalo, que levam, em honras a Raimundo Jacó, oferendas – como chapéu de couro, chicotes e berrantes – ao altar de pedra rústica em formato de ferradura.</text:p>
      <text:p text:style-name="P3">A missa, uma verdadeira romaria de renovação da fé, acontece sempre ao ar livre e se assemelha bastante aos rituais católicos, porém contando com toques especiais que caracterizam o evento: no <text:soft-page-break/>lugar da hóstia, os vaqueiros comungam com farinha de mandioca, rapadura e queijo, todos montados a cavalo.</text:p>
      <text:p text:style-name="P3">- Inaugurou a sala da Funarte em SP e depois no Rio. Foi indicado ao Mambembe de 78 na categoria especial;</text:p>
      <text:p text:style-name="P3">- Quinteto Violado lançou um disco com o nome de Missa do Vaqueiro em 76;</text:p>
      <text:p text:style-name="P3"/>
      <text:p text:style-name="P2">slide 15</text:p>
      <text:p text:style-name="P3">- No fim da temporada da Missa do Vaqueiro, Irene e Eliane lançaram o show "Meu Santo é Forte" exibido entre outros lugares, na sala Funarte. Contou com a participação do Pini no violão.</text:p>
      <text:p text:style-name="P3"/>
      <text:p text:style-name="P2">slide 16</text:p>
      <text:p text:style-name="P3">- Com música de Irene e Pini. Teatro de bonecos conta a história de um incidente que aconteceu em uma cidadezinha espanhola, quando um avião B52 americano que transportava 4 bombas de higrogênio colidou no ar com outro avião e espalhou as bombas pelo lugar, sendo que uma se perdeu no mar e só foi recuperada meses depois.</text:p>
      <text:p text:style-name="P3"/>
      <text:p text:style-name="P2">slide 17 e 18</text:p>
      <text:p text:style-name="P3">- O Projeto Pixinguinha foi criado pela Funarte em 77, Irene participou em duas edições, 79 e 80.</text:p>
      <text:p text:style-name="P3">- Banda de Pífanos de Caruaru, Claudionor Germano (frevo), José Milton (violonista)</text:p>
      <text:p text:style-name="P3"/>
      <text:p text:style-name="P2">slide 19 - 23</text:p>
      <text:p text:style-name="P3">- Rumo Norte lançado no primeiro semestre de 79.</text:p>
      <text:p text:style-name="P3">- Lado A são músicas do João do Vale, e no Lado B, músicas de autoria de Irene.</text:p>
      <text:p text:style-name="P3">- O disco foi lançado pela gravadora Discos Marcus Pereira. O seu fundador foi advogado e publicitário, e começou lançando discos que serviriam para presentear funcionários e clientes no final do ano, mas logo depois de ganhar um prêmio passou a se dedicar mais à essa função pesquisando e lançando discos de artistas mais regionalistas. Ele lançou diversos discos do Cartola que era lavador de carros até então.</text:p>
      <text:p text:style-name="P3"/>
      <text:p text:style-name="P2">slide 24</text:p>
      <text:p text:style-name="P3">- Festival de Verão do Guarujá que aconteceu em janeiro de 1980 em um circo montado na Praia da Enseada.</text:p>
      <text:p text:style-name="P3"/>
      <text:p text:style-name="P2">slide 25</text:p>
      <text:p text:style-name="P3">- Pifanos do Pixinguinha</text:p>
      <text:p text:style-name="P3">- Violeiros no final do minhocão, ao redor da igreja</text:p>
      <text:p text:style-name="P3">- Festival em São João da Boa Vista com participação de Irene e Pifanos</text:p>
      <text:p text:style-name="P3"/>
      <text:p text:style-name="P2">slide 26 e 27</text:p>
      <text:p text:style-name="P3">- Célia Helena foi a pioneira em criar um curso voltado para adolescentes e Irene foi uma das professoras e responsáveis pela músicas.</text:p>
      <text:p text:style-name="P3">- A peça Ao Acaso das Ruas foi a primeira desse grupo de jovens e teve mais de uma temporada.</text:p>
      <text:p text:style-name="P3"/>
      <text:p text:style-name="P2">slide 28</text:p>
      <text:p text:style-name="P3">- RTC é a atual TV Cultura.</text:p>
      <text:p text:style-name="P3"/>
      <text:p text:style-name="P2"><text:soft-page-break/>slide 29 - 31</text:p>
      <text:p text:style-name="P3">- Projeto Musical Funarte.</text:p>
      <text:p text:style-name="P3">- Em uma das matérias da Irene, ela conta que a Funarte havia prometido divulgá-la caso ela lançasse um disco. Talvez esse e as participações no Pixinguinha tenham sido em decorrência desse acordo.</text:p>
      <text:p text:style-name="P3"/>
      <text:p text:style-name="P2">slide 32 - 33</text:p>
      <text:p text:style-name="P3">- Pinguinha 80 com Quinteto Violado (lançaram Missa do Vaqueiro em 76) e Elomar.</text:p>
      <text:p text:style-name="P3"/>
      <text:p text:style-name="P2">slide 34</text:p>
      <text:p text:style-name="P3">- No disco Vagando, a cantora Rosa Maria gravou a música Borboleta Amarela de autoria do Irene.</text:p>
      <text:p text:style-name="P3">- Chico Maranhão lançou o disco Fonte Nova pela Discos Marcus Pereira, a Irene e outras cantoras participaram do coro.</text:p>
      <text:p text:style-name="P3"/>
      <text:p text:style-name="P2">slide 35</text:p>
      <text:p text:style-name="P3">- Maricene no disco de mesmo nome gravou Bailarina.</text:p>
      <text:p text:style-name="P3"/>
      <text:p text:style-name="P2">slide 36</text:p>
      <text:p text:style-name="P3">- Fulo da Laranjeira é um barbeiro hoje na Al. Santos</text:p>
      <text:p text:style-name="P3">- Taverna Boemia com a Eliane Estevão</text:p>
      <text:p text:style-name="P3">- Bar do IAB (Insituto de Arquitetos do Brasil), aberto até hoje</text:p>
      <text:p text:style-name="P3">- Chá Erva Doce, Conego Eugenio Leite, na região de Pinheiros</text:p>
      <text:p text:style-name="P3">- Inauguração do Bar Assanhado, hoje no espaço funciona o Barnaldo Lucrecia, ainda com shows, etc</text:p>
      <text:p text:style-name="P3"/>
      <text:p text:style-name="P2">slide 37</text:p>
      <text:p text:style-name="P3">- Deo Lopes gravou várias músicas da Irene ao longo da sua carreira.</text:p>
      <text:p text:style-name="P3">- Nessa temporada de shows de 81 no Lira, a Irene foi a diretora geral do show.</text:p>
      <text:p text:style-name="P3"/>
      <text:p text:style-name="P2">slide 38</text:p>
      <text:p text:style-name="P3">- A reportagem cita o nome do projeto que revelou a Irene e a Eliana, Projeto Vitrine da Funarte. Talvez com aqueles shows durante a temporada da Missa do Vaqueiro no Rio.</text:p>
      <text:p text:style-name="P3"/>
      <text:p text:style-name="P2">slide 39</text:p>
      <text:p text:style-name="P3">- Carlos Pita, no seu segundo LP chamado Coração de Indio conta a participação de Irene no vocal da música Casa das Flautas.</text:p>
      <text:p text:style-name="P3">- Esse disco foi censurado por conta da canção "Triangulo das Bermudas".</text:p>
      <text:p text:style-name="P3"/>
      <text:p text:style-name="P2">slide 40</text:p>
      <text:p text:style-name="P3">- Nesse período e com o sucesso de espaços como o Lira, foi inaugurado o Circo Mal Me Quer e a Irene participou dos shows de inauguração.</text:p>
      <text:p text:style-name="P3">- Premeditando o Breque também, banda do Wandi Doratiotto, ator do Ra-Tim-Bum.</text:p>
      <text:p text:style-name="P3"/>
      <text:p text:style-name="P2">slide 41</text:p>
      <text:p text:style-name="P3">- Shows promovidos pela prefeitura de São Paulo em homenagem a Elis Regina que falecera em 19 de janeiro de 1982.</text:p>
      <text:p text:style-name="P3"><text:soft-page-break/>- Teatro João Caetano.</text:p>
      <text:p text:style-name="P3"/>
      <text:p text:style-name="P2">slide 42</text:p>
      <text:p text:style-name="P3">- Lançamento do disco de tributo ao fundador da Discos Marcus Pereira que falaceu em 81, conta com uma coletânea de músicas lançadas pela gravadora.</text:p>
      <text:p text:style-name="P3"/>
      <text:p text:style-name="P2">slide 43</text:p>
      <text:p text:style-name="P3">- Ana de Hollanda gravou seu disco em 1980 e conta com duas músicas de autoria da Irene: Ciranda e Três Marias.</text:p>
      <text:p text:style-name="P3">- Ela foi diretora da Funarte entre 2003 e 2007 e foi responsável por reativar o Projeto Pixinguinha que havia sido desativado em 97 por falta de recursos.</text:p>
      <text:p text:style-name="P3"/>
      <text:p text:style-name="P2">slide 44</text:p>
      <text:p text:style-name="P3">- Peça teatral infantil do grupo Célia Helena.</text:p>
      <text:p text:style-name="P3">- Irene ganhou os prêmios Mambembe e Molière pela música da peça.</text:p>
      <text:p text:style-name="P3"/>
      <text:p text:style-name="P2">slide 45</text:p>
      <text:p text:style-name="P3">- Cemiterio Horto da Paz em Itapecerica da Serra, SP.</text:p>
      <text:p text:style-name="P3">- Show de homenagem no Teatro João Caetano.</text:p>
      <text:p text:style-name="P3">- O Ankh tem vários significados ao longo da história humana, mas para os egípcios, costuma ser um símbolo da Vida Eterna ou da Ressurreição.</text:p>
      <text:p text:style-name="P3">- Osíris é um Deus da mitologia egípcia. Ele teria sido o Deus que inventou a agricultura e que, por consequencia, propiciou a civilização. A mitologia ainda conta que ele foi faraó e governou o Egito em tempos imemoriais. Foi traído pelo seu irmão Seth, que o matou para usurpar seu trono. Osíris, vencendo a morte, renasce no Além, tornando-se o Senhor da Vida Pós-Morte e juiz dos espíritos que lá chegam.</text:p>
      <text:p text:style-name="P3">Eu gosto da visão indígena onde os Deuses são, muitas vezes, fenômenos da natureza que eles não compreendiam muito bem. Em uma das várias interpretações, a história de Osíris como criador da agricultura representa o ciclo da vida, onde o solo é fertilizado, as plantas crescem, florescem, frutificam, morrem... a diferença é que, como seres humanos, são lembrados.</text:p>
      <text:p text:style-name="P3">Na minha concepção, é aqui que chega o fim da minha linha de raciocínio. Para mim, ao serem lembrados eles vivem. E pra mim, me dá uma satisfação enorme poder contar uma história e reviver memór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7:27:16.731000000</meta:creation-date>
    <dc:date>2019-02-22T17:30:51.218000000</dc:date>
    <meta:editing-duration>PT3M35S</meta:editing-duration>
    <meta:editing-cycles>1</meta:editing-cycles>
    <meta:document-statistic meta:table-count="0" meta:image-count="0" meta:object-count="0" meta:page-count="4" meta:paragraph-count="91" meta:word-count="1448" meta:character-count="7938" meta:non-whitespace-character-count="6577"/>
    <meta:generator>LibreOffice/6.2.0.3$Windows_X86_64 LibreOffice_project/98c6a8a1c6c7b144ce3cc729e34964b47ce25d62</meta:generator>
  </office:meta>
</office:document-meta>
</file>